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a8a04" officeooo:paragraph-rsid="001a8a04"/>
    </style:style>
    <style:style style:name="P2" style:family="paragraph" style:parent-style-name="Standard">
      <style:paragraph-properties fo:text-align="center" style:justify-single-word="false"/>
      <style:text-properties officeooo:rsid="001be634" officeooo:paragraph-rsid="001be63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e634" officeooo:paragraph-rsid="001be63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2639" officeooo:paragraph-rsid="001e263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7ffe3" officeooo:paragraph-rsid="0027ffe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be634" officeooo:paragraph-rsid="001be63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c8168" officeooo:paragraph-rsid="001c816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c8168" officeooo:paragraph-rsid="0027c34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1a787" officeooo:paragraph-rsid="0021a78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4cf73" officeooo:paragraph-rsid="0024cf7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80bc8" officeooo:paragraph-rsid="0027c34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80bc8" officeooo:paragraph-rsid="0027ef5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7ef5f" officeooo:paragraph-rsid="0027ef5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f1a8b" officeooo:paragraph-rsid="001e263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f1a8b" officeooo:paragraph-rsid="001f1a8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39505" officeooo:paragraph-rsid="0027ef5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7ffe3" officeooo:paragraph-rsid="0027ffe3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bold" officeooo:rsid="001be634" officeooo:paragraph-rsid="001be634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1be634" officeooo:paragraph-rsid="001be634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1c8168" officeooo:paragraph-rsid="001c8168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bold" officeooo:rsid="001f1a8b" officeooo:paragraph-rsid="001f1a8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1e2639" officeooo:paragraph-rsid="0027c346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27ffe3" officeooo:paragraph-rsid="0027ffe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24cf73" officeooo:paragraph-rsid="0027ffe3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ndale Mono" style:text-underline-style="none" fo:font-weight="normal" officeooo:rsid="002a8fda" officeooo:paragraph-rsid="0027ef5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ndale Mono" style:text-underline-style="none" fo:font-weight="normal" officeooo:rsid="0027ef5f" officeooo:paragraph-rsid="0027ef5f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ndale Mono" style:text-underline-style="none" fo:font-weight="normal" officeooo:rsid="0027ef5f" officeooo:paragraph-rsid="001be634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ndale Mono" style:text-underline-style="solid" style:text-underline-width="auto" style:text-underline-color="font-color" fo:font-weight="bold" officeooo:rsid="001be634" officeooo:paragraph-rsid="0027ef5f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start" style:justify-single-word="false"/>
      <style:text-properties officeooo:rsid="0024cf73" officeooo:paragraph-rsid="0024cf73"/>
    </style:style>
    <style:style style:name="P31" style:family="paragraph" style:parent-style-name="Table_20_Contents">
      <style:paragraph-properties fo:text-align="start" style:justify-single-word="false"/>
      <style:text-properties officeooo:rsid="002640ea" officeooo:paragraph-rsid="002640ea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27ffe3" officeooo:paragraph-rsid="0027ffe3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ndale Mono" style:text-underline-style="none" fo:font-weight="normal" officeooo:rsid="0027ef5f" officeooo:paragraph-rsid="0027ef5f" fo:background-color="#ffff00" style:font-weight-asian="normal" style:font-weight-complex="normal"/>
    </style:style>
    <style:style style:name="T1" style:family="text">
      <style:text-properties officeooo:rsid="001c8168"/>
    </style:style>
    <style:style style:name="T2" style:family="text">
      <style:text-properties officeooo:rsid="001e263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80bc8" style:font-weight-asian="normal" style:font-weight-complex="normal"/>
    </style:style>
    <style:style style:name="T5" style:family="text">
      <style:text-properties fo:font-weight="normal" officeooo:rsid="0027c346" style:font-weight-asian="normal" style:font-weight-complex="normal"/>
    </style:style>
    <style:style style:name="T6" style:family="text">
      <style:text-properties officeooo:rsid="002640ea"/>
    </style:style>
    <style:style style:name="T7" style:family="text">
      <style:text-properties officeooo:rsid="0027c346"/>
    </style:style>
    <style:style style:name="T8" style:family="text">
      <style:text-properties officeooo:rsid="00280bc8"/>
    </style:style>
    <style:style style:name="T9" style:family="text">
      <style:text-properties officeooo:rsid="0027ef5f"/>
    </style:style>
    <style:style style:name="T10" style:family="text">
      <style:text-properties officeooo:rsid="002c5ad7"/>
    </style:style>
    <style:style style:name="T11" style:family="text">
      <style:text-properties officeooo:rsid="002acc03"/>
    </style:style>
    <style:style style:name="T12" style:family="text">
      <style:text-properties officeooo:rsid="0027ffe3"/>
    </style:style>
    <style:style style:name="T1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Life Cycle</text:p>
      <text:p text:style-name="P2">A2</text:p>
      <text:p text:style-name="P2"/>
      <text:p text:style-name="P3">1. Problem Specification</text:p>
      <text:p text:style-name="P10">1) The sequential C code fills an array of size n with integers. Use arbitrary hard-coded integers, (e.g., </text:p>
      <text:p text:style-name="P10">array[i] = 3 or array[i] = 4 or array[i] = 2, etc.). </text:p>
      <text:p text:style-name="P10">Run your program with different values of n as shown in the leftmost column of the table below. For every </text:p>
      <text:p text:style-name="P10">value of n record time taken by filling the array.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0">N</text:p>
          </table:table-cell>
          <table:table-cell table:style-name="Table1.A1" office:value-type="string">
            <text:p text:style-name="P30">Time for Sequential Code</text:p>
          </table:table-cell>
          <table:table-cell table:style-name="Table1.C1" office:value-type="string">
            <text:p text:style-name="P30">Time for parallel code</text:p>
          </table:table-cell>
        </table:table-row>
        <table:table-row>
          <table:table-cell table:style-name="Table1.A2" office:value-type="string">
            <text:p text:style-name="P30">100</text:p>
          </table:table-cell>
          <table:table-cell table:style-name="Table1.A2" office:value-type="string">
            <text:p text:style-name="P31">0.000178</text:p>
          </table:table-cell>
          <table:table-cell table:style-name="Table1.C2" office:value-type="string">
            <text:p text:style-name="P31">0.000239</text:p>
          </table:table-cell>
        </table:table-row>
        <table:table-row>
          <table:table-cell table:style-name="Table1.A2" office:value-type="string">
            <text:p text:style-name="P30">1,000</text:p>
          </table:table-cell>
          <table:table-cell table:style-name="Table1.A2" office:value-type="string">
            <text:p text:style-name="P31">0.000202</text:p>
          </table:table-cell>
          <table:table-cell table:style-name="Table1.C2" office:value-type="string">
            <text:p text:style-name="P31">0.000207</text:p>
          </table:table-cell>
        </table:table-row>
        <table:table-row>
          <table:table-cell table:style-name="Table1.A2" office:value-type="string">
            <text:p text:style-name="P30">10,000</text:p>
          </table:table-cell>
          <table:table-cell table:style-name="Table1.A2" office:value-type="string">
            <text:p text:style-name="P31">0.000138</text:p>
          </table:table-cell>
          <table:table-cell table:style-name="Table1.C2" office:value-type="string">
            <text:p text:style-name="P31">0.000240</text:p>
          </table:table-cell>
        </table:table-row>
        <table:table-row>
          <table:table-cell table:style-name="Table1.A2" office:value-type="string">
            <text:p text:style-name="P30">100,000</text:p>
          </table:table-cell>
          <table:table-cell table:style-name="Table1.A2" office:value-type="string">
            <text:p text:style-name="P31">0.001088</text:p>
          </table:table-cell>
          <table:table-cell table:style-name="Table1.C2" office:value-type="string">
            <text:p text:style-name="P31">0.000353</text:p>
          </table:table-cell>
        </table:table-row>
        <table:table-row>
          <table:table-cell table:style-name="Table1.A2" office:value-type="string">
            <text:p text:style-name="P30">1,000,000</text:p>
          </table:table-cell>
          <table:table-cell table:style-name="Table1.A2" office:value-type="string">
            <text:p text:style-name="P29"><text:span text:style-name="T6">0</text:span>.<text:span text:style-name="T6">009408</text:span></text:p>
          </table:table-cell>
          <table:table-cell table:style-name="Table1.C2" office:value-type="string">
            <text:p text:style-name="P31">0.001703</text:p>
          </table:table-cell>
        </table:table-row>
        <table:table-row>
          <table:table-cell table:style-name="Table1.A2" office:value-type="string">
            <text:p text:style-name="P30">10,000,000</text:p>
          </table:table-cell>
          <table:table-cell table:style-name="Table1.A2" office:value-type="string">
            <text:p text:style-name="P31">0.085152</text:p>
          </table:table-cell>
          <table:table-cell table:style-name="Table1.C2" office:value-type="string">
            <text:p text:style-name="P31">0.012601</text:p>
          </table:table-cell>
        </table:table-row>
      </table:table>
      <text:p text:style-name="P10"/>
      <text:p text:style-name="P10"/>
      <text:p text:style-name="P10">2) The parallel C code fills its array with different integers. The filling process must be done by four threads </text:p>
      <text:p text:style-name="P10">(using Pthreads). Each thread fills about 1⁄4 of the whole array with its id. For example, thread 0 fills the </text:p>
      <text:p text:style-name="P10">first fourth of the array (from array[0] to array[floor(n/4)]) with 0s, thread 1 fills the </text:p>
      <text:p text:style-name="P10">second fourth of the array ( from array[floor(n/4) + 1] to array[floor(n/2)]) with 1s, and </text:p>
      <text:p text:style-name="P10">so on (the floor function is explained here https://en.wikipedia.org/wiki/Floor_and_ceiling_functions ). </text:p>
      <text:p text:style-name="P10">Run your program with different values of n as shown in the leftmost column of the table above. For every value of n record time taken by filling the array. </text:p>
      <text:p text:style-name="P10">3) Once you have obtained all data for the above table, plot two curves in one chart showing times for both sequential and parallel code as the function of n (n on the X-axis, time on the Y-axis). You must use any program that can draw nice diagrams, a spreadsheet for example. </text:p>
      <text:p text:style-name="P10">4) Write down your answers to the following questions: </text:p>
      <text:p text:style-name="P10">Does the parallel code always outperform the sequential one? Why it does or does not?</text:p>
      <text:p text:style-name="P3">2 Program Structure Design</text:p>
      <text:p text:style-name="P3"/>
      <text:p text:style-name="P18">2.1 modules and Their Basic Structure <text:span text:style-name="T1">(functions not modules)</text:span></text:p>
      <text:p text:style-name="P7">a) main:</text:p>
      <text:p text:style-name="P7"><text:tab/><text:span text:style-name="T7">get start time</text:span></text:p>
      <text:p text:style-name="P8"><text:tab/><text:span text:style-name="T8">calls getArraySize</text:span></text:p>
      <text:p text:style-name="P8"><text:tab/><text:span text:style-name="T8">populate array using threads</text:span></text:p>
      <text:p text:style-name="P8"><text:tab/><text:span text:style-name="T7">join threads</text:span></text:p>
      <text:p text:style-name="P8"><text:tab/><text:span text:style-name="T8">get end time</text:span></text:p>
      <text:p text:style-name="P7"><text:tab/><text:span text:style-name="T8">print end time</text:span></text:p>
      <text:p text:style-name="P7">b) <text:span text:style-name="T7">getArraySize</text:span></text:p>
      <text:p text:style-name="P7">b) <text:span text:style-name="T7">populateArray (threading method)</text:span></text:p>
      <text:p text:style-name="P7"><text:soft-page-break/><text:tab/><text:span text:style-name="T7">get threadId</text:span></text:p>
      <text:p text:style-name="P7"><text:tab/><text:span text:style-name="T7">populate right spots based off id with right value</text:span></text:p>
      <text:p text:style-name="P20"/>
      <text:p text:style-name="P18"/>
      <text:p text:style-name="P18">2.2 pesudocode for the modules</text:p>
      <text:p text:style-name="P19">/* <text:span text:style-name="T5">arraySize as global*/</text:span></text:p>
      <text:p text:style-name="P22">/*<text:span text:style-name="T4">main*/</text:span></text:p>
      <text:p text:style-name="P11">/*init time stuff*/</text:p>
      <text:p text:style-name="P11">/*call getArraySize*/</text:p>
      <text:p text:style-name="P11">/*malloc space for array*/</text:p>
      <text:p text:style-name="P11"/>
      <text:p text:style-name="P11"><text:span text:style-name="T3">/* print final ti</text:span>me */</text:p>
      <text:p text:style-name="P12">/*create thread datatypes */</text:p>
      <text:p text:style-name="P12">/* loop through each thread */</text:p>
      <text:p text:style-name="P12">/*get threadID */</text:p>
      <text:p text:style-name="P12">/*call thread method, passing id */</text:p>
      <text:p text:style-name="P12">/* join the threads back */</text:p>
      <text:p text:style-name="P12"/>
      <text:p text:style-name="P12">/* free array */</text:p>
      <text:p text:style-name="P12">/*get end time */</text:p>
      <text:p text:style-name="P14"/>
      <text:p text:style-name="P12">/*<text:span text:style-name="T10">getArraySize */</text:span></text:p>
      <text:p text:style-name="P12"><text:tab/>/* <text:span text:style-name="T10">gets the array size* /</text:span></text:p>
      <text:p text:style-name="P12"><text:tab/>/* <text:span text:style-name="T10">does some basic error checking */</text:span></text:p>
      <text:p text:style-name="P12"/>
      <text:p text:style-name="P12">/*<text:span text:style-name="T9">populateArray <text:s/>threading array */</text:span></text:p>
      <text:p text:style-name="P13"><text:s/>/* g<text:span text:style-name="T8">ets the thread id */</text:span></text:p>
      <text:p text:style-name="P12"><text:tab/>/* get quarter size of array */</text:p>
      <text:p text:style-name="P12">/* switch state based on thread */</text:p>
      <text:p text:style-name="P12">/* each case populates the correct spot of array */</text:p>
      <text:p text:style-name="P12">/* <text:span text:style-name="T9">exit 0 */</text:span></text:p>
      <text:p text:style-name="P12"/>
      <text:p text:style-name="P3">3. Risk Analysis</text:p>
      <text:p text:style-name="P12">There is little risk in this program, as long as the size of the array is valid everything should work well</text:p>
      <text:p text:style-name="P12">perhaps if N is to large errors will be made, <text:span text:style-name="T9">everything used in the threading method has been checked to make sure it is thread safe</text:span></text:p>
      <text:p text:style-name="P3"/>
      <text:p text:style-name="P3">4.Verification</text:p>
      <text:p text:style-name="P16">Correctness of the path has been verified by me by analyzing its steps, and their completeness, <text:span text:style-name="T9">and making sure the threading is function properly.</text:span></text:p>
      <text:p text:style-name="P3">5. Coding</text:p>
      <text:p text:style-name="P3"/>
      <text:p text:style-name="P21">5.1 version one (<text:span text:style-name="T9">used P1 as base)</text:span></text:p>
      <text:p text:style-name="P25">/************************************************* </text:p>
      <text:p text:style-name="P25">* Course: CS 4540 – Fall 2015 </text:p>
      <text:p text:style-name="P25">* Assignment 3 - Problem 1 </text:p>
      <text:p text:style-name="P25">* Name: Aron Lawrence </text:p>
      <text:p text:style-name="P25"><text:soft-page-break/>* E-mail: aron.r.lawrence@wmich.edu </text:p>
      <text:p text:style-name="P25">* Submitted: 10/09/15 </text:p>
      <text:p text:style-name="P25">*************************************************/ </text:p>
      <text:p text:style-name="P25">#define _POSIX_C_SOURCE 199309L <text:s/>/*seems like i need this timespec*/ </text:p>
      <text:p text:style-name="P25">#include &lt;stdio.h&gt; </text:p>
      <text:p text:style-name="P25">#include &lt;stdint.h&gt; </text:p>
      <text:p text:style-name="P25">#include &lt;stdlib.h&gt; </text:p>
      <text:p text:style-name="P25">#include &lt;time.h&gt; </text:p>
      <text:p text:style-name="P25"/>
      <text:p text:style-name="P25"/>
      <text:p text:style-name="P25">int getArraySize (int, char **); </text:p>
      <text:p text:style-name="P25">/* global varible */ </text:p>
      <text:p text:style-name="P25">int ARRAYSIZE; </text:p>
      <text:p text:style-name="P25">/******************************************** </text:p>
      <text:p text:style-name="P25">* keeps track of time </text:p>
      <text:p text:style-name="P25">* gets size of array </text:p>
      <text:p text:style-name="P25">* populates array </text:p>
      <text:p text:style-name="P25">*******************************************/ </text:p>
      <text:p text:style-name="P25">int main(int argc, char *argv[]) { </text:p>
      <text:p text:style-name="P25"><text:tab/>struct timespec start, finish; </text:p>
      <text:p text:style-name="P25"><text:tab/>double elapsed; </text:p>
      <text:p text:style-name="P25"><text:tab/>int i; </text:p>
      <text:p text:style-name="P25"><text:tab/>clock_gettime(CLOCK_MONOTONIC, &amp; start); </text:p>
      <text:p text:style-name="P25"><text:tab/> </text:p>
      <text:p text:style-name="P25"><text:tab/>if (getArraySize(argc, argv) == -1) { /*get the array size from command line */ </text:p>
      <text:p text:style-name="P25"><text:tab/><text:tab/>return -1; </text:p>
      <text:p text:style-name="P25"><text:tab/>} </text:p>
      <text:p text:style-name="P25"><text:tab/>srand(time(NULL)); </text:p>
      <text:p text:style-name="P25"><text:tab/>int *array; </text:p>
      <text:p text:style-name="P25"><text:tab/>array = malloc (sizeof(int) * ARRAYSIZE); </text:p>
      <text:p text:style-name="P25"><text:tab/>for (i = 0; i &lt; ARRAYSIZE; i++) { </text:p>
      <text:p text:style-name="P25"><text:tab/><text:tab/>array[i] =rand(); </text:p>
      <text:p text:style-name="P25"><text:tab/><text:tab/>/* print to check random numbers are random */ </text:p>
      <text:p text:style-name="P25"><text:tab/><text:tab/>/*printf("array index %d has value: %d\n", i, array[i]); */ </text:p>
      <text:p text:style-name="P25"><text:tab/>} </text:p>
      <text:p text:style-name="P25"/>
      <text:p text:style-name="P25"><text:tab/>free(array); </text:p>
      <text:p text:style-name="P25"><text:tab/>clock_gettime(CLOCK_MONOTONIC, &amp;finish); </text:p>
      <text:p text:style-name="P25"><text:tab/>elapsed = (finish.tv_sec - start.tv_sec); </text:p>
      <text:p text:style-name="P25"><text:tab/>elapsed += (finish.tv_nsec - start.tv_nsec) / 1000000000.0; </text:p>
      <text:p text:style-name="P25"><text:tab/>printf("Elapsed time for array of size %i <text:s/>Sequential Code: %f\n", ARRAYSIZE, elapsed); </text:p>
      <text:p text:style-name="P25"><text:tab/>return 0; </text:p>
      <text:p text:style-name="P25">} </text:p>
      <text:p text:style-name="P25">/******************************************** </text:p>
      <text:p text:style-name="P25">* gets the argument from the command line to </text:p>
      <text:p text:style-name="P25">* find the size of the array </text:p>
      <text:p text:style-name="P25"><text:soft-page-break/>* ARRAYSIZE is a global varible </text:p>
      <text:p text:style-name="P25">*********************************************/ </text:p>
      <text:p text:style-name="P25">int getArraySize (int argc, char *argv[]) { </text:p>
      <text:p text:style-name="P25"><text:tab/> </text:p>
      <text:p text:style-name="P25"><text:tab/>char badChar; </text:p>
      <text:p text:style-name="P25"><text:tab/>/* checks if proper number of args */ </text:p>
      <text:p text:style-name="P25"><text:tab/>if (argc != 2) { </text:p>
      <text:p text:style-name="P25"><text:tab/><text:tab/>printf("Error ussage is: %s [Number]\n", argv[0]); </text:p>
      <text:p text:style-name="P25"><text:tab/><text:tab/>return -1; </text:p>
      <text:p text:style-name="P25"><text:tab/>/* checks if number was entered */ </text:p>
      <text:p text:style-name="P25"><text:tab/>} else if (sscanf (argv[1], "%i %c", &amp;ARRAYSIZE, &amp;badChar)!=1) { </text:p>
      <text:p text:style-name="P25"><text:tab/><text:tab/>printf("Please enter a valid integer not: %s\n", argv[1]); </text:p>
      <text:p text:style-name="P25"><text:tab/><text:tab/>return -1; </text:p>
      <text:p text:style-name="P25"><text:tab/>/* checks if positive number */ </text:p>
      <text:p text:style-name="P25"><text:tab/>} else if (ARRAYSIZE &lt;= 0) { </text:p>
      <text:p text:style-name="P25"><text:tab/><text:tab/>printf("Please enter a valid positive integer\n"); </text:p>
      <text:p text:style-name="P25"><text:tab/><text:tab/>return -1; </text:p>
      <text:p text:style-name="P25"><text:tab/>} else { </text:p>
      <text:p text:style-name="P25"><text:tab/><text:tab/>return 0; </text:p>
      <text:p text:style-name="P25"><text:tab/>} </text:p>
      <text:p text:style-name="P25"/>
      <text:p text:style-name="P25">} </text:p>
      <text:p text:style-name="P15"/>
      <text:p text:style-name="P21">5.2</text:p>
      <text:p text:style-name="P26">/************************************************* </text:p>
      <text:p text:style-name="P26">* Course: CS 4540 – Fall 2015 </text:p>
      <text:p text:style-name="P26">* Assignment 3 - Problem 2 </text:p>
      <text:p text:style-name="P26">* Name: Aron Lawrence </text:p>
      <text:p text:style-name="P26">* E-mail: aron.r.lawrence@wmich.edu </text:p>
      <text:p text:style-name="P26">* Submitted: 10/09/15 </text:p>
      <text:p text:style-name="P26">*************************************************/ </text:p>
      <text:p text:style-name="P26"/>
      <text:p text:style-name="P26">/*Threading problem */ </text:p>
      <text:p text:style-name="P26">#define _POSIX_C_SOURCE 199309L </text:p>
      <text:p text:style-name="P26">#include &lt;stdio.h&gt; </text:p>
      <text:p text:style-name="P26">#include &lt;stdlib.h&gt; </text:p>
      <text:p text:style-name="P26">#include &lt;time.h&gt; </text:p>
      <text:p text:style-name="P33">#include &lt;pthread.h&gt; </text:p>
      <text:p text:style-name="P33">#include &lt;unistd.h&gt; </text:p>
      <text:p text:style-name="P33">#include &lt;math.h&gt; </text:p>
      <text:p text:style-name="P33"/>
      <text:p text:style-name="P26"/>
      <text:p text:style-name="P26"/>
      <text:p text:style-name="P26"><text:span text:style-name="T13">int getArraySize (int, char **);</text:span> </text:p>
      <text:p text:style-name="P26">void * populateArray(void *); </text:p>
      <text:p text:style-name="P26"/>
      <text:p text:style-name="P26">int ARRAYSIZE; </text:p>
      <text:p text:style-name="P33">int *array; </text:p>
      <text:p text:style-name="P26"><text:soft-page-break/></text:p>
      <text:p text:style-name="P26">/*number of threads */ </text:p>
      <text:p text:style-name="P33">#define P 4 </text:p>
      <text:p text:style-name="P26">/*************************************** </text:p>
      <text:p text:style-name="P26">* gets size of array from command line </text:p>
      <text:p text:style-name="P26">* mallocs size for array </text:p>
      <text:p text:style-name="P26">* creates threads </text:p>
      <text:p text:style-name="P26">* keeps track of time </text:p>
      <text:p text:style-name="P26">*****************************************/ </text:p>
      <text:p text:style-name="P26">int main(int argc, char *argv[]) { </text:p>
      <text:p text:style-name="P26"><text:tab/>struct timespec start, finish; /* time delcaration stuff given by Lilien*/ </text:p>
      <text:p text:style-name="P26"><text:tab/>double elapsed; </text:p>
      <text:p text:style-name="P26"><text:tab/>clock_gettime(CLOCK_MONOTONIC, &amp; start); /* get start time */ </text:p>
      <text:p text:style-name="P26"><text:tab/>int i; </text:p>
      <text:p text:style-name="P26"><text:tab/>if (getArraySize(argc, argv) == -1) { /*get the array size from command line */ </text:p>
      <text:p text:style-name="P26"><text:tab/><text:tab/>return -1; </text:p>
      <text:p text:style-name="P26"><text:tab/>} </text:p>
      <text:p text:style-name="P26"><text:tab/>/* malloc mem for large array */ </text:p>
      <text:p text:style-name="P26"><text:tab/>array = malloc (sizeof(int) * ARRAYSIZE); </text:p>
      <text:p text:style-name="P26"><text:tab/> </text:p>
      <text:p text:style-name="P33"><text:tab/>pthread_t threads[P]; /*create thread datatypes */ </text:p>
      <text:p text:style-name="P33"><text:tab/>for(i = 0; i &lt; P; ++i) { </text:p>
      <text:p text:style-name="P33"><text:tab/><text:tab/>int *arg = malloc(sizeof(*arg)); /*get threadID */ </text:p>
      <text:p text:style-name="P33"><text:tab/><text:tab/>*arg = i; </text:p>
      <text:p text:style-name="P33"><text:tab/><text:tab/>/*call thread method, passing id */ </text:p>
      <text:p text:style-name="P33"><text:tab/><text:tab/>if(pthread_create(&amp;threads[i], NULL, populateArray, arg)) { </text:p>
      <text:p text:style-name="P33"><text:tab/><text:tab/><text:tab/>perror("pthread create: "); </text:p>
      <text:p text:style-name="P33"><text:tab/><text:tab/><text:tab/>exit(1); </text:p>
      <text:p text:style-name="P33"><text:tab/><text:tab/>} </text:p>
      <text:p text:style-name="P33"><text:tab/>} </text:p>
      <text:p text:style-name="P33"><text:tab/>/*return val used for joining */ </text:p>
      <text:p text:style-name="P33"><text:tab/>void *retVal; </text:p>
      <text:p text:style-name="P33"><text:tab/>for(i=0; i &lt; P; ++i) { </text:p>
      <text:p text:style-name="P33"><text:tab/><text:tab/>/* join the threads back */ </text:p>
      <text:p text:style-name="P33"><text:tab/><text:tab/>pthread_join(threads[i], &amp;retVal); </text:p>
      <text:p text:style-name="P33"><text:tab/>} </text:p>
      <text:p text:style-name="P33"><text:tab/>/* following bit commented out, used to test if array is made correctly </text:p>
      <text:p text:style-name="P33"><text:tab/>for (i = 0; i &lt; ARRAYSIZE; i++) { </text:p>
      <text:p text:style-name="P33"><text:tab/><text:tab/>array[i] =rand(); </text:p>
      <text:p text:style-name="P33"><text:tab/><text:tab/>print to check random numbers are random </text:p>
      <text:p text:style-name="P33"><text:tab/><text:tab/>printf("array index %d has value: %d\n", i, array[i]); </text:p>
      <text:p text:style-name="P33"><text:tab/>}*/ </text:p>
      <text:p text:style-name="P26"><text:tab/>free(array); </text:p>
      <text:p text:style-name="P26"><text:tab/>clock_gettime(CLOCK_MONOTONIC, &amp;finish); /*get end time */ </text:p>
      <text:p text:style-name="P26"><text:tab/>elapsed = (finish.tv_sec - start.tv_sec); </text:p>
      <text:p text:style-name="P26"><text:soft-page-break/><text:tab/>elapsed += (finish.tv_nsec - start.tv_nsec) / 1000000000.0; </text:p>
      <text:p text:style-name="P26"><text:tab/>printf("Elapsed time for array of size %i using Parallel Code: %f\n", ARRAYSIZE, elapsed); </text:p>
      <text:p text:style-name="P26"><text:tab/>return 0; </text:p>
      <text:p text:style-name="P26">} </text:p>
      <text:p text:style-name="P26">/******************************************** </text:p>
      <text:p text:style-name="P26">* gets the argument from the command line to </text:p>
      <text:p text:style-name="P26">* find the size of the array </text:p>
      <text:p text:style-name="P26">* ARRAYSIZE is a global varible </text:p>
      <text:p text:style-name="P26">*********************************************/ </text:p>
      <text:p text:style-name="P26">int getArraySize (int argc, char *argv[]) { </text:p>
      <text:p text:style-name="P26"><text:tab/> </text:p>
      <text:p text:style-name="P26"><text:tab/>char badChar; </text:p>
      <text:p text:style-name="P26"><text:tab/>/* checks if proper number of args */ </text:p>
      <text:p text:style-name="P26"><text:tab/>if (argc != 2) { </text:p>
      <text:p text:style-name="P26"><text:tab/><text:tab/>printf("Error ussage is: %s [Number]\n", argv[0]); </text:p>
      <text:p text:style-name="P26"><text:tab/><text:tab/>return -1; </text:p>
      <text:p text:style-name="P26"><text:tab/>/* checks if number was entered */ </text:p>
      <text:p text:style-name="P26"><text:tab/>} else if (sscanf (argv[1], "%i %c", &amp;ARRAYSIZE, &amp;badChar)!=1) { </text:p>
      <text:p text:style-name="P26"><text:tab/><text:tab/>printf("Please enter a valid integer\n"); </text:p>
      <text:p text:style-name="P26"><text:tab/><text:tab/>return -1; </text:p>
      <text:p text:style-name="P26"><text:tab/>/* checks if positive number */ </text:p>
      <text:p text:style-name="P26"><text:tab/>} else if (ARRAYSIZE &lt;= 0) { </text:p>
      <text:p text:style-name="P26"><text:tab/><text:tab/>printf("Please enter a valid positive integer\n"); </text:p>
      <text:p text:style-name="P26"><text:tab/><text:tab/>return -1; </text:p>
      <text:p text:style-name="P26"><text:tab/>} else { </text:p>
      <text:p text:style-name="P26"><text:tab/><text:tab/>return 0; </text:p>
      <text:p text:style-name="P26"><text:tab/>} </text:p>
      <text:p text:style-name="P26"/>
      <text:p text:style-name="P26">} </text:p>
      <text:p text:style-name="P33">/******************************************** </text:p>
      <text:p text:style-name="P33">* Threading method </text:p>
      <text:p text:style-name="P33">* gets the thread count (x), uses that to figure out </text:p>
      <text:p text:style-name="P33">* what pirtion of the array to populate </text:p>
      <text:p text:style-name="P33">*******************************************/ </text:p>
      <text:p text:style-name="P33">void * populateArray(void *x) { </text:p>
      <text:p text:style-name="P33"><text:tab/>int thread = *((int*) x); /* gets the thread id */ </text:p>
      <text:p text:style-name="P33"><text:tab/>free(x); </text:p>
      <text:p text:style-name="P33"><text:tab/>/* get quarter size of array */ </text:p>
      <text:p text:style-name="P33"><text:tab/>double base = floor((double)(ARRAYSIZE/4)); </text:p>
      <text:p text:style-name="P33"><text:tab/>int start, end; //index </text:p>
      <text:p text:style-name="P33"><text:tab/>/* each case populates the correct spot of array */ </text:p>
      <text:p text:style-name="P33"><text:tab/>switch (thread) { </text:p>
      <text:p text:style-name="P33"><text:tab/><text:tab/>case 0: /* first quarter filled with 0 */ </text:p>
      <text:p text:style-name="P33"><text:tab/><text:tab/><text:tab/>start = 0; </text:p>
      <text:p text:style-name="P33"><text:tab/><text:tab/><text:tab/>end = (int)floor(ARRAYSIZE/4); </text:p>
      <text:p text:style-name="P33"><text:tab/><text:tab/><text:tab/>for (start=start; start &lt;= end; start++) { </text:p>
      <text:p text:style-name="P33"><text:tab/><text:tab/><text:tab/><text:tab/>array[start] = 0; </text:p>
      <text:p text:style-name="P33"><text:soft-page-break/><text:tab/><text:tab/><text:tab/>} </text:p>
      <text:p text:style-name="P33"><text:tab/><text:tab/><text:tab/>break; </text:p>
      <text:p text:style-name="P33"><text:tab/><text:tab/>case 1: /* second quarter filled with 1 */ </text:p>
      <text:p text:style-name="P33"><text:tab/><text:tab/><text:tab/>start = (int)floor(ARRAYSIZE/4) + 1; </text:p>
      <text:p text:style-name="P33"><text:tab/><text:tab/><text:tab/>end = (int)floor(ARRAYSIZE/2); </text:p>
      <text:p text:style-name="P33"><text:tab/><text:tab/><text:tab/>for (start=start; start &lt;= end; start++) { </text:p>
      <text:p text:style-name="P33"><text:tab/><text:tab/><text:tab/><text:tab/>array[start] = 1; </text:p>
      <text:p text:style-name="P33"><text:tab/><text:tab/><text:tab/>} </text:p>
      <text:p text:style-name="P33"><text:tab/><text:tab/><text:tab/>break; </text:p>
      <text:p text:style-name="P33"><text:tab/><text:tab/>case 2: /* third quarter filled with 2 */ </text:p>
      <text:p text:style-name="P33"><text:tab/><text:tab/><text:tab/>start = (int)floor(ARRAYSIZE/2) + 1; </text:p>
      <text:p text:style-name="P33"><text:tab/><text:tab/><text:tab/>end = base*3; </text:p>
      <text:p text:style-name="P33"><text:tab/><text:tab/><text:tab/>for (start=start; start &lt;= end; start++) { </text:p>
      <text:p text:style-name="P33"><text:tab/><text:tab/><text:tab/><text:tab/>array[start] = 2; </text:p>
      <text:p text:style-name="P33"><text:tab/><text:tab/><text:tab/>} </text:p>
      <text:p text:style-name="P33"><text:tab/><text:tab/><text:tab/>break; </text:p>
      <text:p text:style-name="P33"><text:tab/><text:tab/>case 3: /* fourth quarter filled with 3 */ </text:p>
      <text:p text:style-name="P33"><text:tab/><text:tab/><text:tab/>start = base*3 + 1; </text:p>
      <text:p text:style-name="P33"><text:tab/><text:tab/><text:tab/>end = ARRAYSIZE-1; </text:p>
      <text:p text:style-name="P33"><text:tab/><text:tab/><text:tab/>for (start=start; start &lt;= end; start++) { </text:p>
      <text:p text:style-name="P33"><text:tab/><text:tab/><text:tab/><text:tab/>array[start] = 3; </text:p>
      <text:p text:style-name="P33"><text:tab/><text:tab/><text:tab/>} </text:p>
      <text:p text:style-name="P33"><text:tab/><text:tab/><text:tab/>break; </text:p>
      <text:p text:style-name="P33"><text:tab/><text:tab/>default: </text:p>
      <text:p text:style-name="P33"><text:tab/><text:tab/><text:tab/>printf("something is wrong\n"); </text:p>
      <text:p text:style-name="P33"/>
      <text:p text:style-name="P33"><text:tab/>} </text:p>
      <text:p text:style-name="P33"/>
      <text:p text:style-name="P33"><text:tab/>pthread_exit(0); </text:p>
      <text:p text:style-name="P33">}</text:p>
      <text:p text:style-name="P33"/>
      <text:p text:style-name="P28">*/<text:span text:style-name="T11">Wrote a bash script to automate testing of both programs*/</text:span></text:p>
      <text:p text:style-name="P26">#!/bin/bash </text:p>
      <text:p text:style-name="P26">rm outfile.txt </text:p>
      <text:p text:style-name="P26"/>
      <text:p text:style-name="P26">n=100 </text:p>
      <text:p text:style-name="P26">for((i=1; i&lt;7; i++)) </text:p>
      <text:p text:style-name="P26">do </text:p>
      <text:p text:style-name="P26">./P1A3 "$n" &gt;&gt;outfile.txt </text:p>
      <text:p text:style-name="P26">let n=$n*10 </text:p>
      <text:p text:style-name="P26">done </text:p>
      <text:p text:style-name="P26"/>
      <text:p text:style-name="P26">let n=100 </text:p>
      <text:p text:style-name="P26"/>
      <text:p text:style-name="P26">for((i=1; i&lt;7; i++)) </text:p>
      <text:p text:style-name="P26">do </text:p>
      <text:p text:style-name="P26">./P2A3 "$n" &gt;&gt;outfile.txt </text:p>
      <text:p text:style-name="P26">let n=$n*10 </text:p>
      <text:p text:style-name="P26"><text:soft-page-break/>done </text:p>
      <text:p text:style-name="P26"/>
      <text:p text:style-name="P26">cat outfile.txt </text:p>
      <text:p text:style-name="P26">exit 0 </text:p>
      <text:p text:style-name="P27"/>
      <text:p text:style-name="P3">6. Testing</text:p>
      <text:p text:style-name="P13">Elapsed time for array of size 100 using Parallel Code: 0.000260 </text:p>
      <text:p text:style-name="P13">Elapsed time for array of size 1000 using Parallel Code: 0.000242 </text:p>
      <text:p text:style-name="P13">Elapsed time for array of size 10000 using Parallel Code: 0.000245 </text:p>
      <text:p text:style-name="P13">Elapsed time for array of size 100000 using Parallel Code: 0.000409 </text:p>
      <text:p text:style-name="P13">Elapsed time for array of size 1000000 using Parallel Code: 0.001838 </text:p>
      <text:p text:style-name="P13">Elapsed time for array of size 10000000 using Parallel Code: 0.012113 </text:p>
      <text:p text:style-name="P13"/>
      <text:p text:style-name="P13">Elapsed time for array of size 100 using Parallel Code: 0.000252 </text:p>
      <text:p text:style-name="P13">Elapsed time for array of size 1000 using Parallel Code: 0.000228 </text:p>
      <text:p text:style-name="P13">Elapsed time for array of size 10000 using Parallel Code: 0.000244 </text:p>
      <text:p text:style-name="P13">Elapsed time for array of size 100000 using Parallel Code: 0.000351 </text:p>
      <text:p text:style-name="P13">Elapsed time for array of size 1000000 using Parallel Code: 0.001655 </text:p>
      <text:p text:style-name="P13">Elapsed time for array of size 10000000 using Parallel Code: 0.012069 </text:p>
      <text:p text:style-name="P3"/>
      <text:p text:style-name="P4">7. Refining The Program</text:p>
      <text:p text:style-name="P9">No refinements are needed, In this program, I have already included all required features</text:p>
      <text:p text:style-name="P3"/>
      <text:p text:style-name="P3"><text:span text:style-name="T2">8</text:span>. Production</text:p>
      <text:p text:style-name="P9">I prepared a copy of the entire program for Lab TA’s evaluation, as specified by the TA (encluding monospace font). </text:p>
      <text:p text:style-name="P9">Then, I sent electronically the copy to the Lab TA.</text:p>
      <text:p text:style-name="P6"/>
      <text:p text:style-name="P3"><text:span text:style-name="T2">9</text:span>. Maintenance</text:p>
      <text:p text:style-name="P9">To fully benefit from the program evaluation feedback received from the Lab TA, I will perform </text:p>
      <text:p text:style-name="P9">program maintenance. This means that I should use all TAs feedback to improve my program.</text:p>
      <text:p text:style-name="P3"/>
      <text:p text:style-name="P5">Questions to be answered:</text:p>
      <text:p text:style-name="P5"/>
      <text:p text:style-name="P24">Does the parallel code always outperform the sequential one? </text:p>
      <text:p text:style-name="P17">No Not always.</text:p>
      <text:p text:style-name="P24">Why it does <text:span text:style-name="T12">o</text:span>r does not?</text:p>
      <text:p text:style-name="P17">The parallel code will run slower then the sequential code when n is small. The reason for this is because it take some more computing time to initialize the threads. <text:s/>But the threading will run faster then the sequential array once the threads have been created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8a04" officeooo:paragraph-rsid="001a8a0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1:24:06.106485877</meta:creation-date>
    <meta:generator>LibreOffice/4.2.8.2$Linux_X86_64 LibreOffice_project/420m0$Build-2</meta:generator>
    <dc:date>2015-11-01T22:10:17.148732827</dc:date>
    <meta:editing-duration>P4DT15H27M33S</meta:editing-duration>
    <meta:editing-cycles>10</meta:editing-cycles>
    <meta:document-statistic meta:table-count="1" meta:image-count="0" meta:object-count="0" meta:page-count="8" meta:paragraph-count="329" meta:word-count="1707" meta:character-count="11034" meta:non-whitespace-character-count="9162"/>
  </office:meta>
</office:document-meta>
</file>